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000000023F1BC0D8F5C02F46A9.jpg" manifest:media-type="image/jpeg"/>
  <manifest:file-entry manifest:full-path="Pictures/10000000000004D7000004C44A00ED8C6E8C0699.jpg" manifest:media-type="image/jpeg"/>
  <manifest:file-entry manifest:full-path="Pictures/10000000000003840000028A4C23D45D26F35734.jpg" manifest:media-type="image/jpeg"/>
  <manifest:file-entry manifest:full-path="Pictures/10000000000003200000020D71C3E56FA3D762A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6.202cm" svg:y="0.286cm" svg:width="5.831cm" svg:height="4.21cm" draw:z-index="2"><draw:image xlink:href="Pictures/10000000000003840000028A4C23D45D26F35734.jpg" xlink:type="simple" xlink:show="embed" xlink:actuate="onLoad" loext:mime-type="image/jpeg"/></draw:frame><draw:frame draw:style-name="fr1" draw:name="Image4" text:anchor-type="paragraph" svg:x="12.748cm" svg:y="0.374cm" svg:width="6.565cm" svg:height="4.307cm" draw:z-index="3"><draw:image xlink:href="Pictures/10000000000003200000020D71C3E56FA3D762A6.jpg" xlink:type="simple" xlink:show="embed" xlink:actuate="onLoad" loext:mime-type="image/jpeg"/></draw:frame><draw:frame draw:style-name="fr1" draw:name="Image1" text:anchor-type="paragraph" svg:x="19.761cm" svg:y="0.183cm" svg:width="4.438cm" svg:height="4.369cm" draw:z-index="0"><draw:image xlink:href="Pictures/10000000000004D7000004C44A00ED8C6E8C0699.jpg" xlink:type="simple" xlink:show="embed" xlink:actuate="onLoad" loext:mime-type="image/jpeg"/></draw:frame><draw:frame draw:style-name="fr1" draw:name="Image2" text:anchor-type="paragraph" svg:x="-0.563cm" svg:y="0.286cm" svg:width="7.678cm" svg:height="4.313cm" draw:z-index="1"><draw:image xlink:href="Pictures/10000000000004000000023F1BC0D8F5C02F46A9.jpg" xlink:type="simple" xlink:show="embed" xlink:actuate="onLoad" loext:mime-type="image/jpeg"/></draw:frame></text:p>
      <text:p text:style-name="Standard"/>
      <text:p text:style-name="Standard"/>
      <text:p text:style-name="Standard"><text:s/></text:p>
      <text:p text:style-name="Standard"/>
      <text:p text:style-name="Standard"/>
      <text:p text:style-name="Standard"><text:s text:c="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0:30:28.966104190</meta:creation-date>
    <dc:date>2019-11-07T10:52:42.851199460</dc:date>
    <meta:editing-duration>PT22M12S</meta:editing-duration>
    <meta:editing-cycles>4</meta:editing-cycles>
    <meta:generator>LibreOffice/6.0.7.3$Linux_X86_64 LibreOffice_project/00m0$Build-3</meta:generator>
    <meta:document-statistic meta:table-count="0" meta:image-count="4" meta:object-count="0" meta:page-count="1" meta:paragraph-count="2" meta:word-count="0" meta:character-count="7" meta:non-whitespace-character-count="0"/>
  </office:meta>
</office:document-meta>
</file>